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17cm" style:rel-column-width="65535*"/>
    </style:style>
    <style:style style:name="表格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18.25pt" style:font-size-asian="16pt" style:font-size-complex="18.25pt"/>
    </style:style>
    <style:style style:name="P2" style:family="paragraph" style:parent-style-name="Standard">
      <style:text-properties fo:font-size="18.25pt" officeooo:rsid="0004dc60" officeooo:paragraph-rsid="0004dc60" style:font-size-asian="16pt" style:language-asian="zh" style:country-asian="CN" style:font-size-complex="18.25pt"/>
    </style:style>
    <style:style style:name="P3" style:family="paragraph" style:parent-style-name="Text_20_body">
      <style:text-properties fo:font-size="16pt" style:font-size-asian="16pt" style:font-size-complex="16pt"/>
    </style:style>
    <style:style style:name="P4" style:family="paragraph" style:parent-style-name="Text_20_body">
      <style:paragraph-properties fo:margin-left="1.27cm" fo:margin-right="0cm" fo:text-indent="-0.635cm" style:auto-text-indent="false"/>
      <style:text-properties fo:font-size="16pt" style:font-size-asian="16pt" style:font-size-complex="16pt"/>
    </style:style>
    <style:style style:name="P5" style:family="paragraph" style:parent-style-name="Text_20_body">
      <style:paragraph-properties fo:margin-left="1.27cm" fo:margin-right="0cm" fo:text-indent="0cm" style:auto-text-indent="false"/>
      <style:text-properties fo:font-size="16pt" style:font-size-asian="16pt" style:font-size-complex="16pt"/>
    </style:style>
    <style:style style:name="P6" style:family="paragraph" style:parent-style-name="Text_20_body">
      <style:paragraph-properties fo:margin-left="2.54cm" fo:margin-right="0cm" fo:text-indent="-0.635cm" style:auto-text-indent="false"/>
      <style:text-properties fo:font-size="16pt" style:font-size-asian="16pt" style:font-size-complex="16pt"/>
    </style:style>
    <style:style style:name="P7" style:family="paragraph" style:parent-style-name="Heading_20_1">
      <style:text-properties fo:font-size="16pt" fo:font-weight="bold" style:font-size-asian="16pt" style:font-size-complex="16pt"/>
    </style:style>
    <style:style style:name="P8" style:family="paragraph" style:parent-style-name="Table_20_Contents">
      <style:text-properties fo:font-size="18.25pt" officeooo:rsid="0004dc60" officeooo:paragraph-rsid="0004dc60" style:font-size-asian="16pt" style:font-size-complex="18.25pt"/>
    </style:style>
    <style:style style:name="T1" style:family="text">
      <style:text-properties style:font-name="Wingdings"/>
    </style:style>
    <style:style style:name="T2" style:family="text">
      <style:text-properties style:font-name="Wingdings" fo:font-size="10.5pt"/>
    </style:style>
    <style:style style:name="T3" style:family="text">
      <style:text-properties fo:font-size="10.5pt"/>
    </style:style>
    <style:style style:name="T4" style:family="text">
      <style:text-properties fo:font-size="10.5pt" fo:font-weight="bold"/>
    </style:style>
    <style:style style:name="T5" style:family="text">
      <style:text-properties style:font-name-asian="宋体1"/>
    </style:style>
    <style:style style:name="T6" style:family="text">
      <style:text-properties style:font-name-asian="宋体1" style:font-size-asian="10.5pt"/>
    </style:style>
    <style:style style:name="T7" style:family="text">
      <style:text-properties style:font-name-asian="宋体1" style:font-size-asian="10.5pt" style:font-weight-asian="bold"/>
    </style:style>
    <style:style style:name="T8" style:family="text">
      <style:text-properties style:font-name-asian="宋体1" style:font-weight-asian="bold"/>
    </style:style>
    <style:style style:name="T9" style:family="text">
      <style:text-properties style:font-name="Calibri"/>
    </style:style>
    <style:style style:name="T10" style:family="text">
      <style:text-properties style:font-name="Calibri" fo:font-size="10.5pt"/>
    </style:style>
    <style:style style:name="T11" style:family="text">
      <style:text-properties fo:font-weight="bold"/>
    </style:style>
    <style:style style:name="T12" style:family="text">
      <style:text-properties fo:font-weight="bold" style:font-name-asian="宋体1" style:font-weight-asian="bold" style:font-weight-complex="bold"/>
    </style:style>
    <style:style style:name="T13" style:family="text">
      <style:text-properties officeooo:rsid="0006b4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8.ServletContext</text:h>
      <text:p text:style-name="P4"><text:span text:style-name="T1">l</text:span>WEB<text:span text:style-name="T5">容器在启动时，它会为每个</text:span><text:span text:style-name="T9">WEB</text:span><text:span text:style-name="T5">应用程序都创建一个对应的</text:span><text:span text:style-name="T9">ServletContext</text:span><text:span text:style-name="T5">对象，它代表当前</text:span><text:span text:style-name="T9">web</text:span><text:span text:style-name="T5">应用。</text:span></text:p>
      <text:p text:style-name="P4"><text:span text:style-name="T1">l</text:span><text:span text:style-name="T5">由于一个</text:span>WEB<text:span text:style-name="T5">应用中的所有</text:span><text:span text:style-name="T9">Servlet</text:span><text:span text:style-name="T5">共享同一个</text:span><text:span text:style-name="T9">ServletContext</text:span><text:span text:style-name="T5">对象，因此</text:span><text:span text:style-name="T9">Servlet</text:span><text:span text:style-name="T5">对象之间可以通过</text:span><text:span text:style-name="T9">ServletContext</text:span><text:span text:style-name="T5">对象来实现通讯。</text:span><text:span text:style-name="T9">ServletContext</text:span><text:span text:style-name="T5">对象通常也被称之为</text:span><text:span text:style-name="T11">context</text:span><text:span text:style-name="T8">域对象</text:span><text:span text:style-name="T5">。</text:span></text:p>
      <text:p text:style-name="P4"><text:span text:style-name="T1">l</text:span><text:span text:style-name="T5">查看</text:span>ServletContext API<text:span text:style-name="T5">文档，了解</text:span><text:span text:style-name="T9">ServletContext</text:span><text:span text:style-name="T5">对象的功能。</text:span></text:p>
      <text:p text:style-name="P3"><text:tab/><text:span text:style-name="T5">应用</text:span>:</text:p>
      <text:p text:style-name="P5"><text:span text:style-name="T5">获取</text:span><text:span text:style-name="T9">WEB</text:span><text:span text:style-name="T5">应用的</text:span><text:span text:style-name="T12">全局初始化参数</text:span></text:p>
      <text:p text:style-name="P5"><text:span text:style-name="T5">通过</text:span><text:span text:style-name="T9">ServletContext</text:span><text:span text:style-name="T5">对象实现数据共享</text:span></text:p>
      <text:p text:style-name="P6"><text:span text:style-name="T1"></text:span><text:span text:style-name="T5">案例</text:span><text:span text:style-name="T9">--- </text:span><text:span text:style-name="T5">统计站点访问次数</text:span></text:p>
      <text:p text:style-name="P5"><text:span text:style-name="T5">利用</text:span><text:span text:style-name="T9">ServletContext</text:span><text:span text:style-name="T5">对象读取资源文件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设置<text:span text:style-name="T13">Servlet</text:span>全局属性</text:p>
      <text:p text:style-name="P2">示例: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P8">public void doGet(HttpServletRequest request, HttpServletResponse response)</text:p>
            <text:p text:style-name="P8"><text:tab/><text:tab/><text:tab/>throws ServletException, IOException {</text:p>
            <text:p text:style-name="P8"><text:tab/><text:tab/> //获得Servlet容器对象</text:p>
            <text:p text:style-name="P8"><text:tab/><text:tab/>ServletContext sc=getServletContext();</text:p>
            <text:p text:style-name="P8"><text:tab/><text:tab/>//获得全局的属性</text:p>
            <text:p text:style-name="P8"><text:tab/><text:tab/>Integer pvcount=(Integer)sc.getAttribute("pvcount");</text:p>
            <text:p text:style-name="P8"><text:tab/><text:tab/>if(pvcount ==null){</text:p>
            <text:p text:style-name="P8"><text:tab/><text:tab/><text:tab/>sc.setAttribute("pvcount", 1);</text:p>
            <text:p text:style-name="P8"><text:tab/><text:tab/>}else{</text:p>
            <text:p text:style-name="P8"><text:tab/><text:tab/><text:tab/>sc.setAttribute("pvcount", ++pvcount);</text:p>
            <text:p text:style-name="P8"><text:tab/><text:tab/>}</text:p>
            <text:p text:style-name="P8"><text:tab/><text:tab/>pvcount =(Integer) sc.getAttribute("pvcount");</text:p>
            <text:p text:style-name="P8"><text:tab/><text:tab/>String str="&lt;font color='red'size='20'&gt;当前站点被点击"+pvcount+"次&lt;/font&gt;";</text:p>
            <text:p text:style-name="P8"><text:tab/><text:tab/>response.getOutputStream().write(str.getBytes());</text:p>
            <text:p text:style-name="P8"><text:tab/><text:tab/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Calibri" svg:font-family="Calibri"/>
    <style:font-face style:name="Tahoma1" svg:font-family="Tahoma"/>
    <style:font-face style:name="宋体1" svg:font-family="宋体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宋体" style:font-family-asian="宋体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M15S</meta:editing-duration>
    <meta:editing-cycles>5</meta:editing-cycles>
    <meta:generator>LibreOffice/5.3.0.3$Windows_X86_64 LibreOffice_project/7074905676c47b82bbcfbea1aeefc84afe1c50e1</meta:generator>
    <dc:date>2018-03-11T15:54:12.475000000</dc:date>
    <meta:document-statistic meta:table-count="1" meta:image-count="0" meta:object-count="0" meta:page-count="2" meta:paragraph-count="26" meta:word-count="229" meta:character-count="850" meta:non-whitespace-character-count="798"/>
    <meta:user-defined meta:name="Info 1"/>
    <meta:user-defined meta:name="Info 2"/>
    <meta:user-defined meta:name="Info 3"/>
    <meta:user-defined meta:name="Info 4"/>
  </office:meta>
</office:document-meta>
</file>